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- MySQL Script generated by MySQL Workbench</text:p>
      <text:p text:style-name="Standard">-- Mon Jul <text:s/>1 10:47:57 2024</text:p>
      <text:p text:style-name="Standard">-- Model: New Model <text:s text:c="3"/>Version: 1.0</text:p>
      <text:p text:style-name="Standard">-- MySQL Workbench Forward Engineering</text:p>
      <text:p text:style-name="Standard"/>
      <text:p text:style-name="Standard">SET @OLD_UNIQUE_CHECKS=@@UNIQUE_CHECKS, UNIQUE_CHECKS=0;</text:p>
      <text:p text:style-name="Standard">SET @OLD_FOREIGN_KEY_CHECKS=@@FOREIGN_KEY_CHECKS, FOREIGN_KEY_CHECKS=0;</text:p>
      <text:p text:style-name="Standard">SET @OLD_SQL_MODE=@@SQL_MODE, SQL_MODE='ONLY_FULL_GROUP_BY,STRICT_TRANS_TABLES,NO_ZERO_IN_DATE,NO_ZERO_DATE,ERROR_FOR_DIVISION_BY_ZERO,NO_ENGINE_SUBSTITUTION';</text:p>
      <text:p text:style-name="Standard"/>
      <text:p text:style-name="Standard">-- -----------------------------------------------------</text:p>
      <text:p text:style-name="Standard">-- Schema hospital_db_andre_cararo_lowcke</text:p>
      <text:p text:style-name="Standard">-- -----------------------------------------------------</text:p>
      <text:p text:style-name="Standard"/>
      <text:p text:style-name="Standard">-- -----------------------------------------------------</text:p>
      <text:p text:style-name="Standard">-- Schema hospital_db_andre_cararo_lowcke</text:p>
      <text:p text:style-name="Standard">-- -----------------------------------------------------</text:p>
      <text:p text:style-name="Standard">CREATE SCHEMA IF NOT EXISTS `hospital_db_andre_cararo_lowcke` DEFAULT CHARACTER SET utf8 ;</text:p>
      <text:p text:style-name="Standard">USE `hospital_db_andre_cararo_lowcke` ;</text:p>
      <text:p text:style-name="Standard"/>
      <text:p text:style-name="Standard">-- -----------------------------------------------------</text:p>
      <text:p text:style-name="Standard">-- Table `hospital_db_andre_cararo_lowcke`.`convenios`</text:p>
      <text:p text:style-name="Standard">-- -----------------------------------------------------</text:p>
      <text:p text:style-name="Standard">CREATE TABLE IF NOT EXISTS `hospital_db_andre_cararo_lowcke`.`convenios` (</text:p>
      <text:p text:style-name="Standard"><text:s text:c="2"/>`idconvenios` INT NOT NULL AUTO_INCREMENT,</text:p>
      <text:p text:style-name="Standard"><text:s text:c="2"/>`CNPJ` VARCHAR(45) NULL,</text:p>
      <text:p text:style-name="Standard"><text:s text:c="2"/>`tempo_carencia` VARCHAR(45) NULL,</text:p>
      <text:p text:style-name="Standard"><text:s text:c="2"/>`nome` VARCHAR(45) NULL,</text:p>
      <text:p text:style-name="Standard"><text:s text:c="2"/>`carterinha_do_convenio` VARCHAR(45) NOT NULL,</text:p>
      <text:p text:style-name="Standard"><text:s text:c="2"/>PRIMARY KEY (`idconvenios`),</text:p>
      <text:p text:style-name="Standard"><text:s text:c="2"/>UNIQUE INDEX `carterinha_do_convenio_UNIQUE` (`carterinha_do_convenio` ASC) VISIBLE)</text:p>
      <text:p text:style-name="Standard">ENGINE = InnoDB;</text:p>
      <text:p text:style-name="Standard"/>
      <text:p text:style-name="Standard"/>
      <text:p text:style-name="Standard">-- -----------------------------------------------------</text:p>
      <text:p text:style-name="Standard">-- Table `hospital_db_andre_cararo_lowcke`.`tipo_quarto`</text:p>
      <text:p text:style-name="Standard">-- -----------------------------------------------------</text:p>
      <text:p text:style-name="Standard">CREATE TABLE IF NOT EXISTS `hospital_db_andre_cararo_lowcke`.`tipo_quarto` (</text:p>
      <text:p text:style-name="Standard"><text:s text:c="2"/>`idtipo_quarto` INT NOT NULL AUTO_INCREMENT,</text:p>
      <text:p text:style-name="Standard"><text:s text:c="2"/>`descricao` VARCHAR(45) NOT NULL,</text:p>
      <text:p text:style-name="Standard"><text:s text:c="2"/>`valor_diaria` INT NOT NULL,</text:p>
      <text:p text:style-name="Standard"><text:s text:c="2"/>PRIMARY KEY (`idtipo_quarto`))</text:p>
      <text:p text:style-name="Standard">ENGINE = InnoDB;</text:p>
      <text:p text:style-name="Standard"/>
      <text:p text:style-name="Standard"/>
      <text:p text:style-name="Standard">-- -----------------------------------------------------</text:p>
      <text:p text:style-name="Standard">-- Table `hospital_db_andre_cararo_lowcke`.`quarto`</text:p>
      <text:p text:style-name="Standard">-- -----------------------------------------------------</text:p>
      <text:p text:style-name="Standard"><text:soft-page-break/>CREATE TABLE IF NOT EXISTS `hospital_db_andre_cararo_lowcke`.`quarto` (</text:p>
      <text:p text:style-name="Standard"><text:s text:c="2"/>`idquarto` INT NOT NULL AUTO_INCREMENT,</text:p>
      <text:p text:style-name="Standard"><text:s text:c="2"/>`numero` INT NOT NULL,</text:p>
      <text:p text:style-name="Standard"><text:s text:c="2"/>`tipo_quarto_idtipo_quarto` INT NOT NULL,</text:p>
      <text:p text:style-name="Standard"><text:s text:c="2"/>PRIMARY KEY (`idquarto`),</text:p>
      <text:p text:style-name="Standard"><text:s text:c="2"/>INDEX `fk_quarto_tipo_quarto1_idx` (`tipo_quarto_idtipo_quarto` ASC) VISIBLE,</text:p>
      <text:p text:style-name="Standard"><text:s text:c="2"/>CONSTRAINT `fk_quarto_tipo_quarto1`</text:p>
      <text:p text:style-name="Standard"><text:s text:c="4"/>FOREIGN KEY (`tipo_quarto_idtipo_quarto`)</text:p>
      <text:p text:style-name="Standard"><text:s text:c="4"/>REFERENCES `hospital_db_andre_cararo_lowcke`.`tipo_quarto` (`idtipo_quarto`)</text:p>
      <text:p text:style-name="Standard"><text:s text:c="4"/>ON DELETE NO ACTION</text:p>
      <text:p text:style-name="Standard"><text:s text:c="4"/>ON UPDATE NO ACTION)</text:p>
      <text:p text:style-name="Standard">ENGINE = InnoDB;</text:p>
      <text:p text:style-name="Standard"/>
      <text:p text:style-name="Standard"/>
      <text:p text:style-name="Standard">-- -----------------------------------------------------</text:p>
      <text:p text:style-name="Standard">-- Table `hospital_db_andre_cararo_lowcke`.`internacao`</text:p>
      <text:p text:style-name="Standard">-- -----------------------------------------------------</text:p>
      <text:p text:style-name="Standard">CREATE TABLE IF NOT EXISTS `hospital_db_andre_cararo_lowcke`.`internacao` (</text:p>
      <text:p text:style-name="Standard"><text:s text:c="2"/>`idformulario_internacao` INT NOT NULL AUTO_INCREMENT,</text:p>
      <text:p text:style-name="Standard"><text:s text:c="2"/>`data_entrada` DATETIME NOT NULL,</text:p>
      <text:p text:style-name="Standard"><text:s text:c="2"/>`data_prevista_alta` DATETIME NOT NULL,</text:p>
      <text:p text:style-name="Standard"><text:s text:c="2"/>`data_alta` DATETIME NULL,</text:p>
      <text:p text:style-name="Standard"><text:s text:c="2"/>`procedimentos` VARCHAR(450) NULL,</text:p>
      <text:p text:style-name="Standard"><text:s text:c="2"/>`quarto_idquarto` INT NOT NULL,</text:p>
      <text:p text:style-name="Standard"><text:s text:c="2"/>PRIMARY KEY (`idformulario_internacao`),</text:p>
      <text:p text:style-name="Standard"><text:s text:c="2"/>INDEX `fk_internacao_quarto1_idx` (`quarto_idquarto` ASC) VISIBLE,</text:p>
      <text:p text:style-name="Standard"><text:s text:c="2"/>CONSTRAINT `fk_internacao_quarto1`</text:p>
      <text:p text:style-name="Standard"><text:s text:c="4"/>FOREIGN KEY (`quarto_idquarto`)</text:p>
      <text:p text:style-name="Standard"><text:s text:c="4"/>REFERENCES `hospital_db_andre_cararo_lowcke`.`quarto` (`idquarto`)</text:p>
      <text:p text:style-name="Standard"><text:s text:c="4"/>ON DELETE NO ACTION</text:p>
      <text:p text:style-name="Standard"><text:s text:c="4"/>ON UPDATE NO ACTION)</text:p>
      <text:p text:style-name="Standard">ENGINE = InnoDB;</text:p>
      <text:p text:style-name="Standard"/>
      <text:p text:style-name="Standard"/>
      <text:p text:style-name="Standard">-- -----------------------------------------------------</text:p>
      <text:p text:style-name="Standard">-- Table `hospital_db_andre_cararo_lowcke`.`pacientes`</text:p>
      <text:p text:style-name="Standard">-- -----------------------------------------------------</text:p>
      <text:p text:style-name="Standard">CREATE TABLE IF NOT EXISTS `hospital_db_andre_cararo_lowcke`.`pacientes` (</text:p>
      <text:p text:style-name="Standard"><text:s text:c="2"/>`id_cadastro_pacientes` INT NOT NULL AUTO_INCREMENT,</text:p>
      <text:p text:style-name="Standard"><text:s text:c="2"/>`nome` VARCHAR(45) NULL,</text:p>
      <text:p text:style-name="Standard"><text:s text:c="2"/>`data_nascimento` DATETIME NULL,</text:p>
      <text:p text:style-name="Standard"><text:s text:c="2"/>`endereço` VARCHAR(45) NULL,</text:p>
      <text:p text:style-name="Standard"><text:s text:c="2"/>`telefone` VARCHAR(45) NULL,</text:p>
      <text:p text:style-name="Standard"><text:s text:c="2"/>`email` VARCHAR(45) NULL,</text:p>
      <text:p text:style-name="Standard"><text:s text:c="2"/>`CPF` VARCHAR(45) NOT NULL,</text:p>
      <text:p text:style-name="Standard"><text:s text:c="2"/>`RG` VARCHAR(45) NOT NULL,</text:p>
      <text:p text:style-name="Standard"><text:s text:c="2"/>`convenios_do_paciente_id` INT NOT NULL,</text:p>
      <text:p text:style-name="Standard"><text:s text:c="2"/>`internacao_idformulario_internacao` INT NOT NULL,</text:p>
      <text:p text:style-name="Standard"><text:s text:c="2"/>PRIMARY KEY (`id_cadastro_pacientes`),</text:p>
      <text:p text:style-name="Standard"><text:s text:c="2"/>UNIQUE INDEX `CPF_UNIQUE` (`CPF` ASC) VISIBLE,</text:p>
      <text:p text:style-name="Standard"><text:s text:c="2"/>UNIQUE INDEX `RG_UNIQUE` (`RG` ASC) VISIBLE,</text:p>
      <text:p text:style-name="Standard"><text:s text:c="2"/>INDEX `fk_cadastro_pacientes_convenios1_idx` (`convenios_do_paciente_id` ASC) VISIBLE,</text:p>
      <text:p text:style-name="Standard"><text:soft-page-break/><text:s text:c="2"/>INDEX `fk_pacientes_internacao1_idx` (`internacao_idformulario_internacao` ASC) VISIBLE,</text:p>
      <text:p text:style-name="Standard"><text:s text:c="2"/>CONSTRAINT `fk_cadastro_pacientes_convenios1`</text:p>
      <text:p text:style-name="Standard"><text:s text:c="4"/>FOREIGN KEY (`convenios_do_paciente_id`)</text:p>
      <text:p text:style-name="Standard"><text:s text:c="4"/>REFERENCES `hospital_db_andre_cararo_lowcke`.`convenios` (`idconvenios`)</text:p>
      <text:p text:style-name="Standard"><text:s text:c="4"/>ON DELETE NO ACTION</text:p>
      <text:p text:style-name="Standard"><text:s text:c="4"/>ON UPDATE NO ACTION,</text:p>
      <text:p text:style-name="Standard"><text:s text:c="2"/>CONSTRAINT `fk_pacientes_internacao1`</text:p>
      <text:p text:style-name="Standard"><text:s text:c="4"/>FOREIGN KEY (`internacao_idformulario_internacao`)</text:p>
      <text:p text:style-name="Standard"><text:s text:c="4"/>REFERENCES `hospital_db_andre_cararo_lowcke`.`internacao` (`idformulario_internacao`)</text:p>
      <text:p text:style-name="Standard"><text:s text:c="4"/>ON DELETE NO ACTION</text:p>
      <text:p text:style-name="Standard"><text:s text:c="4"/>ON UPDATE NO ACTION)</text:p>
      <text:p text:style-name="Standard">ENGINE = InnoDB;</text:p>
      <text:p text:style-name="Standard"/>
      <text:p text:style-name="Standard"/>
      <text:p text:style-name="Standard">-- -----------------------------------------------------</text:p>
      <text:p text:style-name="Standard">-- Table `hospital_db_andre_cararo_lowcke`.`especialidades`</text:p>
      <text:p text:style-name="Standard">-- -----------------------------------------------------</text:p>
      <text:p text:style-name="Standard">CREATE TABLE IF NOT EXISTS `hospital_db_andre_cararo_lowcke`.`especialidades` (</text:p>
      <text:p text:style-name="Standard"><text:s text:c="2"/>`id_especialidades` INT NOT NULL AUTO_INCREMENT,</text:p>
      <text:p text:style-name="Standard"><text:s text:c="2"/>`especialidade` VARCHAR(45) NOT NULL,</text:p>
      <text:p text:style-name="Standard"><text:s text:c="2"/>PRIMARY KEY (`id_especialidades`))</text:p>
      <text:p text:style-name="Standard">ENGINE = InnoDB;</text:p>
      <text:p text:style-name="Standard"/>
      <text:p text:style-name="Standard"/>
      <text:p text:style-name="Standard">-- -----------------------------------------------------</text:p>
      <text:p text:style-name="Standard">-- Table `hospital_db_andre_cararo_lowcke`.`medicos`</text:p>
      <text:p text:style-name="Standard">-- -----------------------------------------------------</text:p>
      <text:p text:style-name="Standard">CREATE TABLE IF NOT EXISTS `hospital_db_andre_cararo_lowcke`.`medicos` (</text:p>
      <text:p text:style-name="Standard"><text:s text:c="2"/>`idmedicos_dados_pessoais` INT NOT NULL AUTO_INCREMENT,</text:p>
      <text:p text:style-name="Standard"><text:s text:c="2"/>`nome` VARCHAR(45) NOT NULL,</text:p>
      <text:p text:style-name="Standard"><text:s text:c="2"/>`CPF` VARCHAR(45) NOT NULL,</text:p>
      <text:p text:style-name="Standard"><text:s text:c="2"/>`internacao_idformulario_internacao` INT NOT NULL,</text:p>
      <text:p text:style-name="Standard"><text:s text:c="2"/>PRIMARY KEY (`idmedicos_dados_pessoais`),</text:p>
      <text:p text:style-name="Standard"><text:s text:c="2"/>UNIQUE INDEX `nome_UNIQUE` (`nome` ASC) VISIBLE,</text:p>
      <text:p text:style-name="Standard"><text:s text:c="2"/>UNIQUE INDEX `CPF_UNIQUE` (`CPF` ASC) VISIBLE,</text:p>
      <text:p text:style-name="Standard"><text:s text:c="2"/>INDEX `fk_medicos_internacao1_idx` (`internacao_idformulario_internacao` ASC) VISIBLE,</text:p>
      <text:p text:style-name="Standard"><text:s text:c="2"/>CONSTRAINT `fk_medicos_internacao1`</text:p>
      <text:p text:style-name="Standard"><text:s text:c="4"/>FOREIGN KEY (`internacao_idformulario_internacao`)</text:p>
      <text:p text:style-name="Standard"><text:s text:c="4"/>REFERENCES `hospital_db_andre_cararo_lowcke`.`internacao` (`idformulario_internacao`)</text:p>
      <text:p text:style-name="Standard"><text:s text:c="4"/>ON DELETE NO ACTION</text:p>
      <text:p text:style-name="Standard"><text:s text:c="4"/>ON UPDATE NO ACTION)</text:p>
      <text:p text:style-name="Standard">ENGINE = InnoDB;</text:p>
      <text:p text:style-name="Standard"/>
      <text:p text:style-name="Standard"/>
      <text:p text:style-name="Standard">-- -----------------------------------------------------</text:p>
      <text:p text:style-name="Standard">-- Table `hospital_db_andre_cararo_lowcke`.`consultas`</text:p>
      <text:p text:style-name="Standard">-- -----------------------------------------------------</text:p>
      <text:p text:style-name="Standard">CREATE TABLE IF NOT EXISTS `hospital_db_andre_cararo_lowcke`.`consultas` (</text:p>
      <text:p text:style-name="Standard"><text:s text:c="2"/>`idconsultas` INT NOT NULL AUTO_INCREMENT,</text:p>
      <text:p text:style-name="Standard"><text:s text:c="2"/>`data_hora` DATETIME NOT NULL,</text:p>
      <text:p text:style-name="Standard"><text:s text:c="2"/>`valor` VARCHAR(45) NOT NULL,</text:p>
      <text:p text:style-name="Standard"><text:s text:c="2"/>`medico_consulta_id` INT NOT NULL,</text:p>
      <text:p text:style-name="Standard"><text:soft-page-break/><text:s text:c="2"/>`paciente_consulta_id` INT NOT NULL,</text:p>
      <text:p text:style-name="Standard"><text:s text:c="2"/>PRIMARY KEY (`idconsultas`),</text:p>
      <text:p text:style-name="Standard"><text:s text:c="2"/>INDEX `fk_consultas_medicos_dados_pessoais1_idx` (`medico_consulta_id` ASC) VISIBLE,</text:p>
      <text:p text:style-name="Standard"><text:s text:c="2"/>INDEX `fk_consultas_cadastro_pacientes1_idx` (`paciente_consulta_id` ASC) VISIBLE,</text:p>
      <text:p text:style-name="Standard"><text:s text:c="2"/>CONSTRAINT `fk_consultas_medicos_dados_pessoais1`</text:p>
      <text:p text:style-name="Standard"><text:s text:c="4"/>FOREIGN KEY (`medico_consulta_id`)</text:p>
      <text:p text:style-name="Standard"><text:s text:c="4"/>REFERENCES `hospital_db_andre_cararo_lowcke`.`medicos` (`idmedicos_dados_pessoais`)</text:p>
      <text:p text:style-name="Standard"><text:s text:c="4"/>ON DELETE NO ACTION</text:p>
      <text:p text:style-name="Standard"><text:s text:c="4"/>ON UPDATE NO ACTION,</text:p>
      <text:p text:style-name="Standard"><text:s text:c="2"/>CONSTRAINT `fk_consultas_cadastro_pacientes1`</text:p>
      <text:p text:style-name="Standard"><text:s text:c="4"/>FOREIGN KEY (`paciente_consulta_id`)</text:p>
      <text:p text:style-name="Standard"><text:s text:c="4"/>REFERENCES `hospital_db_andre_cararo_lowcke`.`pacientes` (`id_cadastro_pacientes`)</text:p>
      <text:p text:style-name="Standard"><text:s text:c="4"/>ON DELETE NO ACTION</text:p>
      <text:p text:style-name="Standard"><text:s text:c="4"/>ON UPDATE NO ACTION)</text:p>
      <text:p text:style-name="Standard">ENGINE = InnoDB;</text:p>
      <text:p text:style-name="Standard"/>
      <text:p text:style-name="Standard"/>
      <text:p text:style-name="Standard">-- -----------------------------------------------------</text:p>
      <text:p text:style-name="Standard">-- Table `hospital_db_andre_cararo_lowcke`.`medicos_has_especialidades`</text:p>
      <text:p text:style-name="Standard">-- -----------------------------------------------------</text:p>
      <text:p text:style-name="Standard">CREATE TABLE IF NOT EXISTS `hospital_db_andre_cararo_lowcke`.`medicos_has_especialidades` (</text:p>
      <text:p text:style-name="Standard"><text:s text:c="2"/>`medicos_idmedicos_dados_pessoais` INT NOT NULL,</text:p>
      <text:p text:style-name="Standard"><text:s text:c="2"/>`medicos_especialidades_id_especialidades` INT NOT NULL,</text:p>
      <text:p text:style-name="Standard"><text:s text:c="2"/>PRIMARY KEY (`medicos_idmedicos_dados_pessoais`, `medicos_especialidades_id_especialidades`),</text:p>
      <text:p text:style-name="Standard"><text:s text:c="2"/>INDEX `fk_medicos_has_medicos_especialidades_medicos_especialidade_idx` (`medicos_especialidades_id_especialidades` ASC) VISIBLE,</text:p>
      <text:p text:style-name="Standard"><text:s text:c="2"/>INDEX `fk_medicos_has_medicos_especialidades_medicos1_idx` (`medicos_idmedicos_dados_pessoais` ASC) VISIBLE,</text:p>
      <text:p text:style-name="Standard"><text:s text:c="2"/>CONSTRAINT `fk_medicos_has_medicos_especialidades_medicos1`</text:p>
      <text:p text:style-name="Standard"><text:s text:c="4"/>FOREIGN KEY (`medicos_idmedicos_dados_pessoais`)</text:p>
      <text:p text:style-name="Standard"><text:s text:c="4"/>REFERENCES `hospital_db_andre_cararo_lowcke`.`medicos` (`idmedicos_dados_pessoais`)</text:p>
      <text:p text:style-name="Standard"><text:s text:c="4"/>ON DELETE NO ACTION</text:p>
      <text:p text:style-name="Standard"><text:s text:c="4"/>ON UPDATE NO ACTION,</text:p>
      <text:p text:style-name="Standard"><text:s text:c="2"/>CONSTRAINT `fk_medicos_has_medicos_especialidades_medicos_especialidades1`</text:p>
      <text:p text:style-name="Standard"><text:s text:c="4"/>FOREIGN KEY (`medicos_especialidades_id_especialidades`)</text:p>
      <text:p text:style-name="Standard"><text:s text:c="4"/>REFERENCES `hospital_db_andre_cararo_lowcke`.`especialidades` (`id_especialidades`)</text:p>
      <text:p text:style-name="Standard"><text:s text:c="4"/>ON DELETE NO ACTION</text:p>
      <text:p text:style-name="Standard"><text:s text:c="4"/>ON UPDATE NO ACTION)</text:p>
      <text:p text:style-name="Standard">ENGINE = InnoDB;</text:p>
      <text:p text:style-name="Standard"/>
      <text:p text:style-name="Standard"/>
      <text:p text:style-name="Standard">-- -----------------------------------------------------</text:p>
      <text:p text:style-name="Standard">-- Table `hospital_db_andre_cararo_lowcke`.`Receitas`</text:p>
      <text:p text:style-name="Standard">-- -----------------------------------------------------</text:p>
      <text:p text:style-name="Standard">CREATE TABLE IF NOT EXISTS `hospital_db_andre_cararo_lowcke`.`Receitas` (</text:p>
      <text:p text:style-name="Standard"><text:s text:c="2"/>`idReceitas` INT NOT NULL AUTO_INCREMENT,</text:p>
      <text:p text:style-name="Standard"><text:s text:c="2"/>`consultas_idconsultas` INT NOT NULL,</text:p>
      <text:p text:style-name="Standard"><text:s text:c="2"/>PRIMARY KEY (`idReceitas`),</text:p>
      <text:p text:style-name="Standard"><text:s text:c="2"/>INDEX `fk_Receitas_consultas1_idx` (`consultas_idconsultas` ASC) VISIBLE,</text:p>
      <text:p text:style-name="Standard"><text:s text:c="2"/>CONSTRAINT `fk_Receitas_consultas1`</text:p>
      <text:p text:style-name="Standard"><text:soft-page-break/><text:s text:c="4"/>FOREIGN KEY (`consultas_idconsultas`)</text:p>
      <text:p text:style-name="Standard"><text:s text:c="4"/>REFERENCES `hospital_db_andre_cararo_lowcke`.`consultas` (`idconsultas`)</text:p>
      <text:p text:style-name="Standard"><text:s text:c="4"/>ON DELETE NO ACTION</text:p>
      <text:p text:style-name="Standard"><text:s text:c="4"/>ON UPDATE NO ACTION)</text:p>
      <text:p text:style-name="Standard">ENGINE = InnoDB;</text:p>
      <text:p text:style-name="Standard"/>
      <text:p text:style-name="Standard"/>
      <text:p text:style-name="Standard">-- -----------------------------------------------------</text:p>
      <text:p text:style-name="Standard">-- Table `hospital_db_andre_cararo_lowcke`.`enfermeira`</text:p>
      <text:p text:style-name="Standard">-- -----------------------------------------------------</text:p>
      <text:p text:style-name="Standard">CREATE TABLE IF NOT EXISTS `hospital_db_andre_cararo_lowcke`.`enfermeira` (</text:p>
      <text:p text:style-name="Standard"><text:s text:c="2"/>`idenfermeira` INT UNSIGNED NOT NULL AUTO_INCREMENT,</text:p>
      <text:p text:style-name="Standard"><text:s text:c="2"/>`nome` VARCHAR(45) NOT NULL,</text:p>
      <text:p text:style-name="Standard"><text:s text:c="2"/>`CPF` INT UNSIGNED NOT NULL,</text:p>
      <text:p text:style-name="Standard"><text:s text:c="2"/>`CRE` INT UNSIGNED NULL,</text:p>
      <text:p text:style-name="Standard"><text:s text:c="2"/>PRIMARY KEY (`idenfermeira`))</text:p>
      <text:p text:style-name="Standard">ENGINE = InnoDB;</text:p>
      <text:p text:style-name="Standard"/>
      <text:p text:style-name="Standard"/>
      <text:p text:style-name="Standard">-- -----------------------------------------------------</text:p>
      <text:p text:style-name="Standard">-- Table `hospital_db_andre_cararo_lowcke`.`internacao_has_enfermeira`</text:p>
      <text:p text:style-name="Standard">-- -----------------------------------------------------</text:p>
      <text:p text:style-name="Standard">CREATE TABLE IF NOT EXISTS `hospital_db_andre_cararo_lowcke`.`internacao_has_enfermeira` (</text:p>
      <text:p text:style-name="Standard"><text:s text:c="2"/>`internacao_idformulario_internacao` INT NOT NULL,</text:p>
      <text:p text:style-name="Standard"><text:s text:c="2"/>`enfermeira_idenfermeira` INT UNSIGNED NOT NULL,</text:p>
      <text:p text:style-name="Standard"><text:s text:c="2"/>PRIMARY KEY (`internacao_idformulario_internacao`, `enfermeira_idenfermeira`),</text:p>
      <text:p text:style-name="Standard"><text:s text:c="2"/>INDEX `fk_internacao_has_enfermeira_enfermeira1_idx` (`enfermeira_idenfermeira` ASC) VISIBLE,</text:p>
      <text:p text:style-name="Standard"><text:s text:c="2"/>INDEX `fk_internacao_has_enfermeira_internacao1_idx` (`internacao_idformulario_internacao` ASC) VISIBLE,</text:p>
      <text:p text:style-name="Standard"><text:s text:c="2"/>CONSTRAINT `fk_internacao_has_enfermeira_internacao1`</text:p>
      <text:p text:style-name="Standard"><text:s text:c="4"/>FOREIGN KEY (`internacao_idformulario_internacao`)</text:p>
      <text:p text:style-name="Standard"><text:s text:c="4"/>REFERENCES `hospital_db_andre_cararo_lowcke`.`internacao` (`idformulario_internacao`)</text:p>
      <text:p text:style-name="Standard"><text:s text:c="4"/>ON DELETE NO ACTION</text:p>
      <text:p text:style-name="Standard"><text:s text:c="4"/>ON UPDATE NO ACTION,</text:p>
      <text:p text:style-name="Standard"><text:s text:c="2"/>CONSTRAINT `fk_internacao_has_enfermeira_enfermeira1`</text:p>
      <text:p text:style-name="Standard"><text:s text:c="4"/>FOREIGN KEY (`enfermeira_idenfermeira`)</text:p>
      <text:p text:style-name="Standard"><text:s text:c="4"/>REFERENCES `hospital_db_andre_cararo_lowcke`.`enfermeira` (`idenfermeira`)</text:p>
      <text:p text:style-name="Standard"><text:s text:c="4"/>ON DELETE NO ACTION</text:p>
      <text:p text:style-name="Standard"><text:s text:c="4"/>ON UPDATE NO ACTION)</text:p>
      <text:p text:style-name="Standard">ENGINE = InnoDB;</text:p>
      <text:p text:style-name="Standard"/>
      <text:p text:style-name="Standard"/>
      <text:p text:style-name="Standard">SET SQL_MODE=@OLD_SQL_MODE;</text:p>
      <text:p text:style-name="Standard">SET FOREIGN_KEY_CHECKS=@OLD_FOREIGN_KEY_CHECKS;</text:p>
      <text:p text:style-name="Standard">SET UNIQUE_CHECKS=@OLD_UNIQUE_CHECKS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7-01T10:52:03.486000000</dc:date>
    <meta:editing-duration>PT1M14S</meta:editing-duration>
    <meta:editing-cycles>1</meta:editing-cycles>
    <meta:document-statistic meta:table-count="0" meta:image-count="0" meta:object-count="0" meta:page-count="5" meta:paragraph-count="215" meta:word-count="786" meta:character-count="10559" meta:non-whitespace-character-count="9614"/>
    <meta:generator>LibreOffice/7.4.4.2$Windows_X86_64 LibreOffice_project/85569322deea74ec9134968a29af2df5663baa21</meta:generator>
  </office:meta>
</office:document-meta>
</file>